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1.245cm" style:rel-column-width="706*"/>
    </style:style>
    <style:style style:name="Tableau1.B" style:family="table-column">
      <style:table-column-properties style:column-width="5.553cm" style:rel-column-width="3148*"/>
    </style:style>
    <style:style style:name="Tableau1.C" style:family="table-column">
      <style:table-column-properties style:column-width="3.401cm" style:rel-column-width="192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1.307cm" style:rel-column-width="741*"/>
    </style:style>
    <style:style style:name="Tableau2.B" style:family="table-column">
      <style:table-column-properties style:column-width="5.491cm" style:rel-column-width="3113*"/>
    </style:style>
    <style:style style:name="Tableau2.C" style:family="table-column">
      <style:table-column-properties style:column-width="3.401cm" style:rel-column-width="192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74cm" style:rel-column-width="1006*"/>
    </style:style>
    <style:style style:name="Tableau3.B" style:family="table-column">
      <style:table-column-properties style:column-width="15.226cm" style:rel-column-width="86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 style:shadow="none"/>
    </style:style>
    <style:style style:name="Tableau4.A" style:family="table-column">
      <style:table-column-properties style:column-width="1.245cm" style:rel-column-width="706*"/>
    </style:style>
    <style:style style:name="Tableau4.B" style:family="table-column">
      <style:table-column-properties style:column-width="5.553cm" style:rel-column-width="3148*"/>
    </style:style>
    <style:style style:name="Tableau4.C" style:family="table-column">
      <style:table-column-properties style:column-width="3.401cm" style:rel-column-width="192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 style:shadow="none"/>
    </style:style>
    <style:style style:name="Tableau5.A" style:family="table-column">
      <style:table-column-properties style:column-width="1.307cm" style:rel-column-width="741*"/>
    </style:style>
    <style:style style:name="Tableau5.B" style:family="table-column">
      <style:table-column-properties style:column-width="5.491cm" style:rel-column-width="3113*"/>
    </style:style>
    <style:style style:name="Tableau5.C" style:family="table-column">
      <style:table-column-properties style:column-width="3.401cm" style:rel-column-width="192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 style:shadow="none"/>
    </style:style>
    <style:style style:name="Tableau6.A" style:family="table-column">
      <style:table-column-properties style:column-width="1.245cm" style:rel-column-width="706*"/>
    </style:style>
    <style:style style:name="Tableau6.B" style:family="table-column">
      <style:table-column-properties style:column-width="5.553cm" style:rel-column-width="3148*"/>
    </style:style>
    <style:style style:name="Tableau6.C" style:family="table-column">
      <style:table-column-properties style:column-width="3.401cm" style:rel-column-width="192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E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s list </text:p>
      <text:p text:style-name="Standard"/>
      <text:h text:style-name="Heading_20_1" text:outline-level="1">GUI Application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row>
          <table:table-cell table:style-name="Tableau1.A1" office:value-type="string">
            <text:p text:style-name="Table_20_Contents">Ident</text:p>
          </table:table-cell>
          <table:table-cell table:style-name="Tableau1.A1" office:value-type="string">
            <text:p text:style-name="Table_20_Contents">Task</text:p>
          </table:table-cell>
          <table:table-cell table:style-name="Tableau1.A1" office:value-type="string">
            <text:p text:style-name="Table_20_Contents">Module</text:p>
          </table:table-cell>
          <table:table-cell table:style-name="Tableau1.A1" office:value-type="string">
            <text:p text:style-name="Table_20_Contents">Depend of what</text:p>
          </table:table-cell>
          <table:table-cell table:style-name="Tableau1.E1" office:value-type="string">
            <text:p text:style-name="Table_20_Contents">Workload (do not fill)</text:p>
          </table:table-cell>
        </table:table-row>
        <table:table-row>
          <table:table-cell table:style-name="Tableau1.A2" office:value-type="string">
            <text:p text:style-name="Table_20_Contents">G1</text:p>
          </table:table-cell>
          <table:table-cell table:style-name="Tableau1.A2" office:value-type="string">
            <text:p text:style-name="Table_20_Contents">Gabriel Application <text:s/>(GUI + Rules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2</text:p>
          </table:table-cell>
          <table:table-cell table:style-name="Tableau1.A2" office:value-type="string">
            <text:p text:style-name="Table_20_Contents">Test Application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1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3</text:p>
          </table:table-cell>
          <table:table-cell table:style-name="Tableau1.A2" office:value-type="string">
            <text:p text:style-name="Table_20_Contents">Recorder of moves against AI (for Mr Garcia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4</text:p>
          </table:table-cell>
          <table:table-cell table:style-name="Tableau1.A2" office:value-type="string">
            <text:p text:style-name="Table_20_Contents">Test Recorder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3</text:p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MCTS</text:h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3"/>
        <table:table-row>
          <table:table-cell table:style-name="Tableau2.A1" office:value-type="string">
            <text:p text:style-name="Table_20_Contents">Ident</text:p>
          </table:table-cell>
          <table:table-cell table:style-name="Tableau2.A1" office:value-type="string">
            <text:p text:style-name="Table_20_Contents">Task</text:p>
          </table:table-cell>
          <table:table-cell table:style-name="Tableau2.A1" office:value-type="string">
            <text:p text:style-name="Table_20_Contents">Module</text:p>
          </table:table-cell>
          <table:table-cell table:style-name="Tableau2.A1" office:value-type="string">
            <text:p text:style-name="Table_20_Contents">Depend of what</text:p>
          </table:table-cell>
          <table:table-cell table:style-name="Tableau2.E1" office:value-type="string">
            <text:p text:style-name="Table_20_Contents">Workload (do not fill)</text:p>
          </table:table-cell>
        </table:table-row>
        <table:table-row>
          <table:table-cell table:style-name="Tableau2.A2" office:value-type="string">
            <text:p text:style-name="Table_20_Contents">M1</text:p>
          </table:table-cell>
          <table:table-cell table:style-name="Tableau2.A2" office:value-type="string">
            <text:p text:style-name="Table_20_Contents">MCTS General Algorithm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2</text:p>
          </table:table-cell>
          <table:table-cell table:style-name="Tableau2.A2" office:value-type="string">
            <text:p text:style-name="Table_20_Contents">Test MCTS general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3</text:p>
          </table:table-cell>
          <table:table-cell table:style-name="Tableau2.A2" office:value-type="string">
            <text:p text:style-name="Table_20_Contents">MCTS Applied to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4</text:p>
          </table:table-cell>
          <table:table-cell table:style-name="Tableau2.A2" office:value-type="string">
            <text:p text:style-name="Table_20_Contents">Test MCTS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3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5</text:p>
          </table:table-cell>
          <table:table-cell table:style-name="Tableau2.A2" office:value-type="string">
            <text:p text:style-name="Table_20_Contents">MCTS Applied to Connect4 (Puissance 4) against Pascal Garcia AI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6</text:p>
          </table:table-cell>
          <table:table-cell table:style-name="Tableau2.A2" office:value-type="string">
            <text:p text:style-name="Table_20_Contents">Test MCTS Connect4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5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7</text:p>
          </table:table-cell>
          <table:table-cell table:style-name="Tableau2.A2" office:value-type="string">
            <text:p text:style-name="Table_20_Contents">MCTS Applied to Arimaa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8</text:p>
          </table:table-cell>
          <table:table-cell table:style-name="Tableau2.A2" office:value-type="string">
            <text:p text:style-name="Table_20_Contents">Test MCTS Arimaa (other AI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9</text:p>
          </table:table-cell>
          <table:table-cell table:style-name="Tableau2.A2" office:value-type="string">
            <text:p text:style-name="Table_20_Contents">Test MCTS Arimaa (human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0</text:p>
          </table:table-cell>
          <table:table-cell table:style-name="Tableau2.A2" office:value-type="string">
            <text:p text:style-name="Table_20_Contents">Implement MCTS with Boost libra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1</text:p>
          </table:table-cell>
          <table:table-cell table:style-name="Tableau2.A2" office:value-type="string">
            <text:p text:style-name="Table_20_Contents">Test MCTS Boost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0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2</text:p>
          </table:table-cell>
          <table:table-cell table:style-name="Tableau2.A2" office:value-type="string">
            <text:p text:style-name="Standard">Implement MCTS with memory management (With Array nodes table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3</text:p>
          </table:table-cell>
          <table:table-cell table:style-name="Tableau2.A2" office:value-type="string">
            <text:p text:style-name="Table_20_Contents">Test MCTS memo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4</text:p>
          </table:table-cell>
          <table:table-cell table:style-name="Tableau2.A2" office:value-type="string">
            <text:p text:style-name="Standard">MCTS time test (statistic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5</text:p>
          </table:table-cell>
          <table:table-cell table:style-name="Tableau2.A2" office:value-type="string">
            <text:p text:style-name="Standard">Test MCTS tim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4</text:p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" text:outline-level="1">Converter</text:h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3"/>
        <table:table-row>
          <table:table-cell table:style-name="Tableau4.A1" office:value-type="string">
            <text:p text:style-name="Table_20_Contents">Ident</text:p>
          </table:table-cell>
          <table:table-cell table:style-name="Tableau4.A1" office:value-type="string">
            <text:p text:style-name="Table_20_Contents">Task</text:p>
          </table:table-cell>
          <table:table-cell table:style-name="Tableau4.A1" office:value-type="string">
            <text:p text:style-name="Table_20_Contents">Module</text:p>
          </table:table-cell>
          <table:table-cell table:style-name="Tableau4.A1" office:value-type="string">
            <text:p text:style-name="Table_20_Contents">Depend of what</text:p>
          </table:table-cell>
          <table:table-cell table:style-name="Tableau4.E1" office:value-type="string">
            <text:p text:style-name="Table_20_Contents">Workload (do not fill)</text:p>
          </table:table-cell>
        </table:table-row>
        <table:table-row>
          <table:table-cell table:style-name="Tableau4.A2" office:value-type="string">
            <text:p text:style-name="Table_20_Contents">C1</text:p>
          </table:table-cell>
          <table:table-cell table:style-name="Tableau4.A2" office:value-type="string">
            <text:p text:style-name="Table_20_Contents">Implement the converter</text:p>
          </table:table-cell>
          <table:table-cell table:style-name="Tableau4.A2" office:value-type="string">
            <text:p text:style-name="P4">Converter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Parallelization</text:h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row>
          <table:table-cell table:style-name="Tableau5.A1" office:value-type="string">
            <text:p text:style-name="Table_20_Contents">Ident</text:p>
          </table:table-cell>
          <table:table-cell table:style-name="Tableau5.A1" office:value-type="string">
            <text:p text:style-name="Table_20_Contents">Task</text:p>
          </table:table-cell>
          <table:table-cell table:style-name="Tableau5.A1" office:value-type="string">
            <text:p text:style-name="Table_20_Contents">Module</text:p>
          </table:table-cell>
          <table:table-cell table:style-name="Tableau5.A1" office:value-type="string">
            <text:p text:style-name="Table_20_Contents">Depend of what</text:p>
          </table:table-cell>
          <table:table-cell table:style-name="Tableau5.E1" office:value-type="string">
            <text:p text:style-name="Table_20_Contents">Workload (do not fill)</text:p>
          </table:table-cell>
        </table:table-row>
        <table:table-row>
          <table:table-cell table:style-name="Tableau5.A2" office:value-type="string">
            <text:p text:style-name="Table_20_Contents">P1</text:p>
          </table:table-cell>
          <table:table-cell table:style-name="Tableau5.A2" office:value-type="string">
            <text:p text:style-name="Table_20_Contents">Implement thread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2</text:p>
          </table:table-cell>
          <table:table-cell table:style-name="Tableau5.A2" office:value-type="string">
            <text:p text:style-name="Table_20_Contents">Test thread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1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3</text:p>
          </table:table-cell>
          <table:table-cell table:style-name="Tableau5.A2" office:value-type="string">
            <text:p text:style-name="Table_20_Contents">Implement cluster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4</text:p>
          </table:table-cell>
          <table:table-cell table:style-name="Tableau5.A2" office:value-type="string">
            <text:p text:style-name="Table_20_Contents">Test cluster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3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5</text:p>
          </table:table-cell>
          <table:table-cell table:style-name="Tableau5.A2" office:value-type="string">
            <text:p text:style-name="Table_20_Contents">Implement GPU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6</text:p>
          </table:table-cell>
          <table:table-cell table:style-name="Tableau5.A2" office:value-type="string">
            <text:p text:style-name="Table_20_Contents">Test GPU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5</text:p>
          </table:table-cell>
          <table:table-cell table:style-name="Tableau5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Reports</text:h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row>
          <table:table-cell table:style-name="Tableau6.A1" office:value-type="string">
            <text:p text:style-name="Table_20_Contents">Ident</text:p>
          </table:table-cell>
          <table:table-cell table:style-name="Tableau6.A1" office:value-type="string">
            <text:p text:style-name="Table_20_Contents">Task</text:p>
          </table:table-cell>
          <table:table-cell table:style-name="Tableau6.A1" office:value-type="string">
            <text:p text:style-name="Table_20_Contents">Module</text:p>
          </table:table-cell>
          <table:table-cell table:style-name="Tableau6.A1" office:value-type="string">
            <text:p text:style-name="Table_20_Contents">Depend of what</text:p>
          </table:table-cell>
          <table:table-cell table:style-name="Tableau6.E1" office:value-type="string">
            <text:p text:style-name="Table_20_Contents">Workload (do not fill)</text:p>
          </table:table-cell>
        </table:table-row>
        <table:table-row>
          <table:table-cell table:style-name="Tableau6.A2" office:value-type="string">
            <text:p text:style-name="Table_20_Contents">R1</text:p>
          </table:table-cell>
          <table:table-cell table:style-name="Tableau6.A2" office:value-type="string">
            <text:p text:style-name="Table_20_Contents">Oral project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2</text:p>
          </table:table-cell>
          <table:table-cell table:style-name="Tableau6.A2" office:value-type="string">
            <text:p text:style-name="Table_20_Contents">Oral planning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3</text:p>
          </table:table-cell>
          <table:table-cell table:style-name="Tableau6.A2" office:value-type="string">
            <text:p text:style-name="Table_20_Contents">Conception report 02/12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4</text:p>
          </table:table-cell>
          <table:table-cell table:style-name="Tableau6.A2" office:value-type="string">
            <text:p text:style-name="Table_20_Contents">HTML page 03/25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5</text:p>
          </table:table-cell>
          <table:table-cell table:style-name="Tableau6.A2" office:value-type="string">
            <text:p text:style-name="Table_20_Contents">Final report 05/26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6</text:p>
          </table:table-cell>
          <table:table-cell table:style-name="Tableau6.A2" office:value-type="string">
            <text:p text:style-name="Table_20_Contents">Demonstration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7</text:p>
          </table:table-cell>
          <table:table-cell table:style-name="Tableau6.A2" office:value-type="string">
            <text:p text:style-name="Table_20_Contents">CD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>Everything</text:p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8</text:p>
          </table:table-cell>
          <table:table-cell table:style-name="Tableau6.A2" office:value-type="string">
            <text:p text:style-name="Table_20_Contents">Oral project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Notes :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uthor</text:p>
          </table:table-cell>
          <table:table-cell table:style-name="Tableau3.B1" office:value-type="string">
            <text:p text:style-name="Table_20_Contents">Remarks</text:p>
          </table:table-cell>
        </table:table-row>
        <table:table-row>
          <table:table-cell table:style-name="Tableau3.A2" office:value-type="string">
            <text:p text:style-name="Table_20_Contents">Dan</text:p>
          </table:table-cell>
          <table:table-cell table:style-name="Tableau3.B2" office:value-type="string">
            <text:p text:style-name="Table_20_Contents">I added test for each action, reports in detail. If you want to add an action, just add a new line, and modify the Ident simply writing Mxbis. Don't forget to fill that field to say what you have done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2-03T19:10:50.64</meta:creation-date>
    <dc:date>2014-12-03T22:21:38.93</dc:date>
    <dc:creator>Dan </dc:creator>
    <meta:editing-duration>PT47M42S</meta:editing-duration>
    <meta:editing-cycles>94</meta:editing-cycles>
    <meta:generator>OpenOffice/4.1.1$Win32 OpenOffice.org_project/411m6$Build-9775</meta:generator>
    <meta:document-statistic meta:table-count="6" meta:image-count="0" meta:object-count="0" meta:page-count="2" meta:paragraph-count="159" meta:word-count="320" meta:character-count="1741"/>
  </office:meta>
</office:document-meta>
</file>